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Monaco, Menlo, 'Courier New', Consolas,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0708in" fo:margin-left="2.0007in" fo:margin-right="2.8535in" table:align="margins"/>
    </style:style>
    <style:style style:name="Table1.A" style:family="table-column">
      <style:table-column-properties style:column-width="2.0708in" style:rel-column-width="2982*"/>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ts is the name I've chosen for this new rolling robot. </text:p>
      <text:p text:style-name="Standard"/>
      <text:p text:style-name="Standard">Watts is an in-the-world laboratory for exploring subsumption architecture fused with machine learning to produce emergent behaviors that are interesting to interact with for the humans in their world.</text:p>
      <text:p text:style-name="Standard"/>
      <text:p text:style-name="Standard">A subsumption architecture (Rodney Brooks) is layered behaviors that are able to stand on their own and are combined in a priority scheme that allows only one to control the behaviors of Watts at a time. <text:s/>Since Watts will evolve into presenting behaviors in multiple dimensions (movement, sound interaction, visual interaction) that will provide a rich playground for exploration of how a subsumption architecture can create interesting emergent behaviors.</text:p>
      <text:p text:style-name="Standard"/>
      <text:p text:style-name="Standard">Brooks demonstrated his ideas in a robot that included an Avoiding behavior, a Wandering behavior, and Exploring behavior and a Seeking behavior. <text:s/>These behaviors were directly sensing the world of the robot as it moved and they were given a priority scheme that chose one of them to control the motion of the robot. There is no representation of the world built into the robot's software. The robot uses the world itself as the model it tests its sensor inputs against. It implemented the basic functions as an augmented finite state machine (AFSM). </text:p>
      <text:p text:style-name="Standard"/>
      <text:p text:style-name="Standard">Minsky, in <text:span text:style-name="T1">The Emotion Machine</text:span><text:span text:style-name="T2"> (2007), <text:s/>presents a hierarchy of intelligent behavior.</text:span></text:p>
      <text:p text:style-name="Standard"><text:span text:style-name="T2"/></text:p>
      <table:table table:name="Table1" table:style-name="Table1">
        <table:table-column table:style-name="Table1.A"/>
        <table:table-row>
          <table:table-cell table:style-name="Table1.A1" office:value-type="string">
            <text:p text:style-name="P1">Self-Conscious Thinking</text:p>
          </table:table-cell>
        </table:table-row>
        <table:table-row>
          <table:table-cell table:style-name="Table1.A2" office:value-type="string">
            <text:p text:style-name="P1">Self-Reflective Thinking</text:p>
          </table:table-cell>
        </table:table-row>
        <table:table-row>
          <table:table-cell table:style-name="Table1.A2" office:value-type="string">
            <text:p text:style-name="P1">Reflective Thinking</text:p>
          </table:table-cell>
        </table:table-row>
        <table:table-row>
          <table:table-cell table:style-name="Table1.A2" office:value-type="string">
            <text:p text:style-name="P1">Deliberative Thinking</text:p>
          </table:table-cell>
        </table:table-row>
        <table:table-row>
          <table:table-cell table:style-name="Table1.A2" office:value-type="string">
            <text:p text:style-name="P1">Learned Behavior</text:p>
          </table:table-cell>
        </table:table-row>
        <table:table-row>
          <table:table-cell table:style-name="Table1.A2" office:value-type="string">
            <text:p text:style-name="P1">Instinctive Behavior</text:p>
          </table:table-cell>
        </table:table-row>
      </table:table>
      <text:p text:style-name="Standard"><text:span text:style-name="T2"/></text:p>
      <text:p text:style-name="Standard"><text:span text:style-name="T2">In one review of his work, Brooks' subsumption architecture was assigned to satisfy learned and instinctive behavior, while earlier AI ideas (SOAR and General Purpose Problem Solving) were assigned to the Deliberative thinking layer. <text:s/>A new AI approach that uses language to guide perception and to describe events, eventually to tell and understand stories and to guide and understand culture (both in the macro society and micro personal realms) is an attempt to meet the needs and observed intelligence in Reflective, Self-Reflective and Self-Conscious thinking. <text:s/>This approach (GENESIS?) might be integrated into the Deliberative, Learned and Instinctive layers through a subsumption architecture, or there may be some other more useful way of fusing thinking into behavior.</text:span></text:p>
      <text:p text:style-name="Standard"><text:span text:style-name="T2"/></text:p>
      <text:p text:style-name="Standard"><text:span text:style-name="T2">For Watts to work as a laboratory, his internal workings must be observable. We need to understand his physical resources (CPU, memory, disk/file space, battery, bandwidth of streaming data) as well as the data streams itself, behavior sequences, subsumption arbitration events, and state changes in AFSMs. Some of the parts will be machine learning programs, evaluating models with input from one or more sensors, or from other parts. Each of them will have observable input and output logs.</text:span></text:p>
      <text:p text:style-name="Standard"><text:span text:style-name="T2"/></text:p>
      <text:p text:style-name="Standard"><text:span text:style-name="T2">The micro controller arbitration process takes the global outputs from each of the parts and performs a sequence of assignments that end up implementing a priority scheme where higher priority behaviors inhibit or replace lower priority part behaviors output as commands for actuators or meant to be consumed by intermediate parts. In the RPIzero the parts are OS processes and the communication is </text:span><text:soft-page-break/><text:span text:style-name="T2">through a message bus, so it is not synchronized in a loop like the arbitration scheme just described. Behavior parts are message producers, but can also consume messages as input from other behavior parts. <text:s/>Actuators that control behavior in Watts' hardware are consumers of messages from the bus. In order to create a priority based queue, messages must each include a priority attribute and a time attribute. An arbitrator part must be the first consumer of messages with knowledge of which parts consume which messages and must proxy messages so that only the highest priority message within a time slot is passed on to the consumer part.</text:span></text:p>
      <text:p text:style-name="Standard"><text:span text:style-name="T2"/></text:p>
      <text:p text:style-name="Standard"><text:span text:style-name="T2">The language of Parts is an analogy to Parts work in human psychology, identifying narratives or behaviors that are running in the unconscious but which are communicating with each other (or not) and sometimes control outwardly observable behavior. One of the lovely things about Parts work is the naming of parts that impart meaning to the human or that indicate the function of the Part in a psyche. That practice is adopted in Watts as an interesting way to indicate intelligent behaviors that are analogous to behaviors observed in humans. <text:s/>In the end, Watts' Parts will interact with our Parts. <text:s/>This may be a kind of Turing test.</text:span></text:p>
      <text:p text:style-name="Standard"><text:span text:style-name="T2"/></text:p>
      <text:p text:style-name="Standard"><text:span text:style-name="T2">Tasks</text:span></text:p>
      <text:list xml:id="list5647569144912159661" text:style-name="L2">
        <text:list-item>
          <text:p text:style-name="P3"><text:span text:style-name="T2">Create the tool chain and continue to evolve it as Parts are implemented with different technologies.</text:span></text:p>
          <text:list>
            <text:list-item>
              <text:p text:style-name="P3"><text:span text:style-name="T2">Github</text:span></text:p>
            </text:list-item>
            <text:list-item>
              <text:p text:style-name="P3"><text:span text:style-name="T2">Python daemons</text:span></text:p>
            </text:list-item>
            <text:list-item>
              <text:p text:style-name="P3"><text:span text:style-name="T2">Arduino source files</text:span></text:p>
            </text:list-item>
            <text:list-item>
              <text:p text:style-name="P3"><text:span text:style-name="T2">C++ make files</text:span></text:p>
            </text:list-item>
            <text:list-item>
              <text:p text:style-name="P3"><text:span text:style-name="T2">Bazel BUILD files</text:span></text:p>
            </text:list-item>
            <text:list-item>
              <text:p text:style-name="P3"><text:span text:style-name="T2">Emulator builds on Mac OS for RPIzero and arduino</text:span></text:p>
            </text:list-item>
          </text:list>
        </text:list-item>
        <text:list-item>
          <text:p text:style-name="P3"><text:span text:style-name="T2">Create tests for each component that is built with the tool chain.</text:span></text:p>
        </text:list-item>
        <text:list-item>
          <text:p text:style-name="P3"><text:span text:style-name="T2">Design and implement communication on the message bus between Arduino and RPIzero.</text:span></text:p>
          <text:list>
            <text:list-item>
              <text:p text:style-name="P3"><text:span text:style-name="T2">Implement sensor data stream on Arduino from floor texture sensors</text:span></text:p>
            </text:list-item>
            <text:list-item>
              <text:p text:style-name="P3"><text:span text:style-name="T2">Implement sensor data stream on Arduino from ultrasonic distance and direction sensors</text:span></text:p>
            </text:list-item>
            <text:list-item>
              <text:p text:style-name="P3"><text:span text:style-name="T2">Implement behaviors on Arduino that use the sensor streams</text:span></text:p>
            </text:list-item>
            <text:list-item>
              <text:p text:style-name="P3"><text:span text:style-name="T2">I2C pins on Arduino Analog ADC4/ADC5 == SDA/SCL</text:span></text:p>
            </text:list-item>
            <text:list-item>
              <text:p text:style-name="P3"><text:span text:style-name="T2">I2C pins on RPIzero GPIO2/GPIO3 == SDA/SCL</text:span></text:p>
            </text:list-item>
            <text:list-item>
              <text:p text:style-name="P3"><text:span text:style-name="T2">Experiment with sending sensor data over I2C connection from Arduino to RPIzero</text:span></text:p>
            </text:list-item>
            <text:list-item>
              <text:p text:style-name="P3"><text:span text:style-name="T2">Experiment with sending actuator commands over I2C from RPIzero to Arduino</text:span></text:p>
            </text:list-item>
            <text:list-item>
              <text:p text:style-name="P3"><text:span text:style-name="T2">Tx/Rx pins on Arduino PD1/PD0</text:span></text:p>
            </text:list-item>
            <text:list-item>
              <text:p text:style-name="P3"><text:span text:style-name="T2">Tx/Rx pins on RPIzero GPIO14/GPIP15</text:span></text:p>
            </text:list-item>
            <text:list-item>
              <text:p text:style-name="P3"><text:span text:style-name="T2">Experiment with sending sensor data and actuator data over Tx/Rx serial ports</text:span></text:p>
            </text:list-item>
            <text:list-item>
              <text:p text:style-name="P3"><text:span text:style-name="T2">Characterize bandwidth requirements of sensor and actuator traffic</text:span></text:p>
            </text:list-item>
          </text:list>
        </text:list-item>
        <text:list-item>
          <text:p text:style-name="P3"><text:span text:style-name="T2">Design and implement message bus on RPIzero.</text:span></text:p>
          <text:list>
            <text:list-item>
              <text:p text:style-name="P3"><text:span text:style-name="T2">Install and test the mosquitto broker<text:line-break/>sudo apt install mosquitto mosquitto-clients<text:line-break/>sudo systemctl enable mosquitto <text:s/>/* enables the broker and restarts after reboot<text:line-break/>sudo systemctl status mosquitto /* check status of the broker<text:line-break/>mosquitto_sub -h localhost -t "test/message" <text:s/>/* subscribe to test/message topic<text:line-break/>mosquitto_pub -h localhost -t "test/message" -m "Hello, world" <text:s/>/* test publish a message</text:span></text:p>
            </text:list-item>
            <text:list-item>
              <text:p text:style-name="P3"><text:span text:style-name="T2">use the mosquitto library for client publish and subscribe operations: </text:span><text:a xlink:type="simple" xlink:href="https://mosquitto.org/api/files/mosquitto-h.html" text:style-name="Internet_20_link" text:visited-style-name="Visited_20_Internet_20_Link"><text:span text:style-name="T2">https://mosquitto.org/api/files/mosquitto-h.html</text:span></text:a></text:p>
            </text:list-item>
            <text:list-item>
              <text:p text:style-name="P3"><text:span text:style-name="T2">Create a publisher on RPIzero to receive messages from Arduino and place them on the bus </text:span></text:p>
            </text:list-item>
            <text:list-item>
              <text:p text:style-name="P3"><text:span text:style-name="T2">Create a listener on RPIzero to collect published messages as a demonstration of a listener </text:span><text:soft-page-break/><text:span text:style-name="T2">pattern</text:span></text:p>
            </text:list-item>
          </text:list>
        </text:list-item>
        <text:list-item>
          <text:p text:style-name="P3"><text:span text:style-name="T2">Implement toy TinyML programs to demonstrate RPIzero execution of models.</text:span></text:p>
          <text:list>
            <text:list-item>
              <text:p text:style-name="P3"><text:span text:style-name="T2">Characterize resources consumed by models, profiling observables. Optimize.</text:span></text:p>
            </text:list-item>
            <text:list-item>
              <text:p text:style-name="P3"><text:span text:style-name="T2">ML sine</text:span></text:p>
            </text:list-item>
            <text:list-item>
              <text:p text:style-name="P3"><text:span text:style-name="T2">ML watch word</text:span></text:p>
            </text:list-item>
            <text:list-item>
              <text:p text:style-name="P3"><text:span text:style-name="T2">ML face recognition</text:span></text:p>
            </text:list-item>
            <text:list-item>
              <text:p text:style-name="P3"><text:span text:style-name="T2">ML image classification</text:span></text:p>
            </text:list-item>
          </text:list>
        </text:list-item>
        <text:list-item>
          <text:p text:style-name="P3"><text:span text:style-name="T2">Design and implement observable logging to rpi-in-the-sky.</text:span></text:p>
          <text:list>
            <text:list-item>
              <text:p text:style-name="P3"><text:span text:style-name="T2">Implement rpi-in-the-sky API to accept data stream from RPIzero</text:span></text:p>
            </text:list-item>
            <text:list-item>
              <text:p text:style-name="P3"><text:span text:style-name="T2">Implement rpi-in-the-sky web site accessible from browser to present visualizations of the data streams</text:span></text:p>
            </text:list-item>
            <text:list-item>
              <text:p text:style-name="P3"><text:span text:style-name="T2">Implement CPU and microcontroller resource use logging.</text:span></text:p>
            </text:list-item>
            <text:list-item>
              <text:p text:style-name="P3"><text:span text:style-name="T2">Implement observable logging for each Part built.</text:span></text:p>
            </text:list-item>
          </text:list>
        </text:list-item>
        <text:list-item>
          <text:p text:style-name="P3"><text:span text:style-name="T2">Sensors</text:span></text:p>
          <text:list>
            <text:list-item>
              <text:p text:style-name="P3"><text:span text:style-name="T2">FloorTexture Sensor</text:span></text:p>
            </text:list-item>
            <text:list-item>
              <text:p text:style-name="P3"><text:span text:style-name="T2">UltrasonicDistanceDirection Sensor</text:span></text:p>
            </text:list-item>
          </text:list>
        </text:list-item>
        <text:list-item>
          <text:p text:style-name="P3"><text:span text:style-name="T2">Implement Parts</text:span></text:p>
          <text:list>
            <text:list-item>
              <text:p text:style-name="P3"><text:span text:style-name="T2">Implement StayOnRug Part</text:span></text:p>
            </text:list-item>
            <text:list-item>
              <text:p text:style-name="P3"><text:span text:style-name="T2">Implement StayOffRug Part</text:span></text:p>
            </text:list-item>
            <text:list-item>
              <text:p text:style-name="P3"><text:span text:style-name="T2">Implement CrazyIvan Part</text:span></text:p>
            </text:list-item>
            <text:list-item>
              <text:p text:style-name="P3"><text:span text:style-name="T2">Implement NoHeadOnCrash Part</text:span></text:p>
            </text:list-item>
            <text:list-item>
              <text:p text:style-name="P3"><text:span text:style-name="T2">Implement NoSideSwipe Part</text:span></text:p>
            </text:list-item>
            <text:list-item>
              <text:p text:style-name="P3"><text:span text:style-name="T2">Implement CrossToDifferentRug Part</text:span></text:p>
            </text:list-item>
            <text:list-item>
              <text:p text:style-name="P3"><text:span text:style-name="T2">Implement Cruise Part</text:span></text:p>
            </text:list-item>
            <text:list-item>
              <text:p text:style-name="P3"><text:span text:style-name="T2">Implement WaitHere Part</text:span></text:p>
            </text:list-item>
            <text:list-item>
              <text:p text:style-name="P3"><text:span text:style-name="T2">Implement Escape Part</text:span></text:p>
            </text:list-item>
            <text:list-item>
              <text:p text:style-name="P3"><text:span text:style-name="T2">Implement Stuck Part (also known as Strain-Pain Part)</text:span></text:p>
            </text:list-item>
            <text:list-item>
              <text:p text:style-name="P3"><text:span text:style-name="T2">Implement Hunger Part (power monitor)</text:span></text:p>
            </text:list-item>
            <text:list-item>
              <text:p text:style-name="P3"><text:span text:style-name="T2">Implement SeekFood Part</text:span></text:p>
            </text:list-item>
            <text:list-item>
              <text:p text:style-name="P3"><text:span text:style-name="T2">Implement Arbitrator Part (integrates all of the Part behaviors)</text:span></text:p>
            </text:list-item>
          </text:list>
        </text:list-item>
        <text:list-item>
          <text:p text:style-name="P3"><text:span text:style-name="T2">Prioperceptive Sensors</text:span></text:p>
          <text:list>
            <text:list-item>
              <text:p text:style-name="P3"><text:span text:style-name="T2">Current sensing on main battery</text:span></text:p>
            </text:list-item>
            <text:list-item>
              <text:p text:style-name="P3"><text:span text:style-name="T2">Current sensing on logic batter</text:span></text:p>
            </text:list-item>
            <text:list-item>
              <text:p text:style-name="P3"><text:span text:style-name="T2">Current sensing on Arduino power</text:span></text:p>
            </text:list-item>
            <text:list-item>
              <text:p text:style-name="P3"><text:span text:style-name="T2">Current sensing on RPIzero power</text:span></text:p>
            </text:list-item>
            <text:list-item>
              <text:p text:style-name="P3"><text:span text:style-name="T2">Current sensing on solar cell</text:span></text:p>
            </text:list-item>
            <text:list-item>
              <text:p text:style-name="P3"><text:span text:style-name="T2">Current sensing on motor power x4</text:span></text:p>
            </text:list-item>
            <text:list-item>
              <text:p text:style-name="P3"><text:span text:style-name="T2">Voltage sensing on main battery</text:span></text:p>
            </text:list-item>
            <text:list-item>
              <text:p text:style-name="P3"><text:span text:style-name="T2">Voltage sensing on RPIzero power</text:span></text:p>
            </text:list-item>
            <text:list-item>
              <text:p text:style-name="P3"><text:span text:style-name="T2">Voltage sensing on Arduino power</text:span></text:p>
            </text:list-item>
            <text:list-item>
              <text:p text:style-name="P3"><text:span text:style-name="T2">Voltage sensing on motor power x4</text:span></text:p>
            </text:list-item>
          </text:list>
        </text:list-item>
      </text:list>
      <text:p text:style-name="Standard"><text:span text:style-name="T2"/></text:p>
      <text:p text:style-name="Standard"><text:span text:style-name="T2">Experiments</text:span></text:p>
      <text:list xml:id="list3208091455219750762" text:style-name="L1">
        <text:list-item>
          <text:p text:style-name="P2"><text:span text:style-name="T2">Implement a rug-edge detector with the LineTracker sensors<text:line-break/>Connected the Arduino Uno to the Mac with a long enough cable so Serial window output could be used to monitor sensor outputs. Adjusted the sensitivity potentiometer so that when the three LEDs and sensors are over the rug they return a '1' on their digital inputs and on the hardware floor they return a '0'. <text:s/>A '1' indicates that there is not enough light to trigger the input (we are using the inverse of the digital input). <text:s/>At least one of the three sensors would be 1 as </text:span><text:soft-page-break/><text:span text:style-name="T2">soon as the front of the vehicle was over the rug instead of the hardwood floor. Tested on two rugs.</text:span></text:p>
        </text:list-item>
        <text:list-item>
          <text:p text:style-name="P2"><text:span text:style-name="T2">Implement a sensor data stream implementation of StayOnRug</text:span></text:p>
          <text:list>
            <text:list-item>
              <text:p text:style-name="P2"><text:span text:style-name="T2">In each loop</text:span></text:p>
              <text:list>
                <text:list-item>
                  <text:p text:style-name="P2"><text:span text:style-name="T2">read digital inputs for FloorTexture, push to message stack with millis() time, mark the readings for the FloorTexture topic to imitate the eventual message bus </text:span></text:p>
                  <text:list>
                    <text:list-item>
                      <text:p text:style-name="P2"><text:span text:style-name="T2">Use Arduino serial data transfer to listener process on RPIzero that listens on serial line for Prometheus formatted readings and publishes them to Mosquitto message bus mqtt/floortexture channel. Millis() since epoch are the time mark. See Prometheus doc on client libraries for specs of message standard.</text:span></text:p>
                    </text:list-item>
                    <text:list-item>
                      <text:p text:style-name="P2"><text:a xlink:type="simple" xlink:href="https://gist.github.com/andypiper/1218932" text:style-name="Internet_20_link" text:visited-style-name="Visited_20_Internet_20_Link">https://gist.github.com/andypiper/1218932</text:a></text:p>
                    </text:list-item>
                    <text:list-item>
                      <text:p text:style-name="P2"><text:a xlink:type="simple" xlink:href="https://5pi.de/2015/02/10/prometheus-on-raspberry-pi/" text:style-name="Internet_20_link" text:visited-style-name="Visited_20_Internet_20_Link">https://5pi.de/2015/02/10/prometheus-on-raspberry-pi/</text:a></text:p>
                    </text:list-item>
                    <text:list-item>
                      <text:p text:style-name="P2"><text:a xlink:type="simple" xlink:href="https://www.raspberrypi.org/forums/viewtopic.php?t=153385" text:style-name="Internet_20_link" text:visited-style-name="Visited_20_Internet_20_Link">https://www.raspberrypi.org/forums/viewtopic.php?t=153385</text:a></text:p>
                    </text:list-item>
                  </text:list>
                </text:list-item>
                <text:list-item>
                  <text:p text:style-name="P2"><text:span text:style-name="T2">read distance at direction </text:span><text:span text:style-name="T1">i, </text:span><text:span text:style-name="T2">push to message stack with millis() time, mark the readings for the DirectionDistanceN, one for each direction </text:span><text:span text:style-name="T1">i</text:span><text:span text:style-name="T2">, to imitate the eventual message bus </text:span></text:p>
                  <text:list>
                    <text:list-item>
                      <text:p text:style-name="P2"><text:span text:style-name="T2">cycle through 8 directions of the ultrasonic sensor</text:span></text:p>
                    </text:list-item>
                    <text:list-item>
                      <text:p text:style-name="P2"><text:span text:style-name="T2">consider including idle loop() instances so that all 8 direction distances are measured within some targeted repetition time</text:span></text:p>
                    </text:list-item>
                  </text:list>
                </text:list-item>
                <text:list-item>
                  <text:p text:style-name="P2"><text:span text:style-name="T2">execute StayOnRug() that reads the digital inputs for FloorTexture and pushes primitive moves that create the StayOnRug behavior to the Actuator stack</text:span></text:p>
                </text:list-item>
                <text:list-item>
                  <text:p text:style-name="P2"><text:span text:style-name="T2">execute Arbitrate() which, at this stage, will simply take the output of StayOnRug primitives on the message bus and pass them along to the Actuator functions. The priority of the behavior outputs is implemented as a table to guide Arbitrator to choose which Actuator values pushed to the message bus to pass on to the Actuators.</text:span></text:p>
                </text:list-item>
              </text:list>
            </text:list-item>
          </text:list>
        </text:list-item>
        <text:list-item>
          <text:p text:style-name="P2"><text:span text:style-name="T2">Implement an Arbitrator as a neural network.</text:span></text:p>
        </text:list-item>
        <text:list-item>
          <text:p text:style-name="P2"><text:span text:style-name="T2">Implement an Arbitrator as a neural network frontend to every Part.</text:span></text:p>
        </text:list-item>
        <text:list-item>
          <text:p text:style-name="P2"><text:span text:style-name="T2">Implement behaviors for Avoiding, Escaping, Wandering, Seeking and Exploring controlling the action of the drive wheels.</text:span></text:p>
        </text:list-item>
        <text:list-item>
          <text:p text:style-name="P2"><text:span text:style-name="T2">Implement behavior for Hunger to look for a power source for recharging. </text:span></text:p>
        </text:list-item>
        <text:list-item>
          <text:p text:style-name="P2"><text:span text:style-name="T2">Implement a Strain-Pain-Part to signal that too much current is being drawn.</text:span></text:p>
        </text:list-item>
        <text:list-item>
          <text:p text:style-name="P2"><text:span text:style-name="T2">Implement a Stuck-in-the-Mud Part to signal that Alan can't move.</text:span></text:p>
        </text:list-item>
      </text:list>
      <text:p text:style-name="Standard"><text:span text:style-name="T2">If the Arbitrator is implemented as a table of priorities for behaviors, and if fundamental behaviors with parameters can be combined into behavior sequences, then when a behavior is not reaching its goal, or Alan detects that he’s stuck, he can look for alternative behaviors, and eventually add the alternatives into the Arbitrator table. The Arbitrator in Mobile Robots doesn’t have the capacity for allowing multiple behaviors to be triggered at the same priority, but it’s an interesting Experiment to add that cap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ource Code Pro" svg:font-family="'Source Code Pro', Monaco, Menlo, 'Courier New', Consolas, monospace"/>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20-02-17T07:39:48</meta:creation-date>
    <dc:date>2020-02-29T15:32:20</dc:date>
    <dc:creator>George Loyer</dc:creator>
    <meta:editing-duration>P9DT12H21M48S</meta:editing-duration>
    <meta:editing-cycles>15</meta:editing-cycles>
    <meta:generator>OpenOffice/4.1.5$Unix OpenOffice.org_project/415m1$Build-9789</meta:generator>
    <meta:document-statistic meta:table-count="1" meta:image-count="0" meta:object-count="0" meta:page-count="4" meta:paragraph-count="101" meta:word-count="1721" meta:character-count="10918"/>
  </office:meta>
</office:document-meta>
</file>